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7.215cm" svg:y1="13.909cm" svg:x2="51.212cm" svg:y2="13.909cm">
          <text:p/>
        </draw:lin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  <draw:custom-shape draw:style-name="gr5" draw:text-style-name="P1" draw:layer="layout" svg:width="21.454cm" svg:height="8.33cm" svg:x="29.754cm" svg:y="5.47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819cm" svg:y1="5.064cm" svg:x2="27.285cm" svg:y2="5.064cm">
          <text:p/>
        </draw:line>
        <draw:line draw:style-name="gr6" draw:text-style-name="P1" draw:layer="layout" svg:x1="1.819cm" svg:y1="11.364cm" svg:x2="27.285cm" svg:y2="11.3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3:07:22.165041208</dc:date>
    <dc:creator>elucterio </dc:creator>
    <meta:editing-duration>P2DT11H1M54S</meta:editing-duration>
    <meta:editing-cycles>20</meta:editing-cycles>
    <meta:generator>LibreOffice/4.2.8.2$Linux_X86_64 LibreOffice_project/420m0$Build-2</meta:generator>
    <meta:document-statistic meta:object-count="18"/>
  </office:meta>
</office:document-meta>
</file>